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transiçã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ansiçã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&gt;</text:p>
          </table:table-cell>
          <table:table-cell office:value-type="string">
            <text:p>p</text:p>
          </table:table-cell>
          <table:table-cell office:value-type="string">
            <text:p>p,q</text:p>
          </table:table-cell>
          <table:table-cell office:value-type="string">
            <text:p>p</text:p>
          </table:table-cell>
          <table:table-cell/>
          <table:table-cell office:value-type="string">
            <text:p>&gt;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string">
            <text:p>q</text:p>
          </table:table-cell>
          <table:table-cell table:number-columns-repeated="2" office:value-type="string">
            <text:p>r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vazio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vazio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*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*</text:p>
          </table:table-cell>
          <table:table-cell table:number-columns-repeated="3" office:value-type="string">
            <text:p>D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string">
            <text:p>p,q</text:p>
          </table:table-cell>
          <table:table-cell office:value-type="string">
            <text:p>p,q,r</text:p>
          </table:table-cell>
          <table:table-cell office:value-type="string">
            <text:p>p,r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string">
            <text:p>p,q,r</text:p>
          </table:table-cell>
          <table:table-cell office:value-type="string">
            <text:p>p,q,r,s</text:p>
          </table:table-cell>
          <table:table-cell office:value-type="string">
            <text:p>p,r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G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office:value-type="string">
            <text:p>p,r</text:p>
          </table:table-cell>
          <table:table-cell office:value-type="string">
            <text:p>p,q,s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*</text:p>
          </table:table-cell>
          <table:table-cell office:value-type="string">
            <text:p>p,q,r,s</text:p>
          </table:table-cell>
          <table:table-cell office:value-type="string">
            <text:p>p,q,s</text:p>
          </table:table-cell>
          <table:table-cell office:value-type="string">
            <text:p>p,r,s</text:p>
          </table:table-cell>
          <table:table-cell/>
          <table:table-cell office:value-type="string">
            <text:p>*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*</text:p>
          </table:table-cell>
          <table:table-cell office:value-type="string">
            <text:p>p,q,s</text:p>
          </table:table-cell>
          <table:table-cell office:value-type="string">
            <text:p>p,q,r,s</text:p>
          </table:table-cell>
          <table:table-cell office:value-type="string">
            <text:p>p,r,s</text:p>
          </table:table-cell>
          <table:table-cell/>
          <table:table-cell office:value-type="string">
            <text:p>*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*</text:p>
          </table:table-cell>
          <table:table-cell office:value-type="string">
            <text:p>p,r,s</text:p>
          </table:table-cell>
          <table:table-cell office:value-type="string">
            <text:p>p,q,s</text:p>
          </table:table-cell>
          <table:table-cell office:value-type="string">
            <text:p>p,s</text:p>
          </table:table-cell>
          <table:table-cell/>
          <table:table-cell office:value-type="string">
            <text:p>*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>
            <text:p>*</text:p>
          </table:table-cell>
          <table:table-cell office:value-type="string">
            <text:p>p,s</text:p>
          </table:table-cell>
          <table:table-cell office:value-type="string">
            <text:p>p,q,s</text:p>
          </table:table-cell>
          <table:table-cell office:value-type="string">
            <text:p>p,s</text:p>
          </table:table-cell>
          <table:table-cell/>
          <table:table-cell office:value-type="string">
            <text:p>*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office:value-type="string">
            <text:p>transiçã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ansiçã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&gt;</text:p>
          </table:table-cell>
          <table:table-cell office:value-type="string">
            <text:p>p</text:p>
          </table:table-cell>
          <table:table-cell office:value-type="string">
            <text:p>p,q</text:p>
          </table:table-cell>
          <table:table-cell office:value-type="string">
            <text:p>p</text:p>
          </table:table-cell>
          <table:table-cell/>
          <table:table-cell office:value-type="string">
            <text:p>&gt;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,q</text:p>
          </table:table-cell>
          <table:table-cell office:value-type="string">
            <text:p>p,q,r</text:p>
          </table:table-cell>
          <table:table-cell office:value-type="string">
            <text:p>p,r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,q,r</text:p>
          </table:table-cell>
          <table:table-cell office:value-type="string">
            <text:p>p,q,r,s</text:p>
          </table:table-cell>
          <table:table-cell office:value-type="string">
            <text:p>p,r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G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,r</text:p>
          </table:table-cell>
          <table:table-cell office:value-type="string">
            <text:p>p,q,s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>
            <text:p>*</text:p>
          </table:table-cell>
          <table:table-cell office:value-type="string">
            <text:p>p,q,r,s</text:p>
          </table:table-cell>
          <table:table-cell office:value-type="string">
            <text:p>p,q,s</text:p>
          </table:table-cell>
          <table:table-cell office:value-type="string">
            <text:p>p,r,s</text:p>
          </table:table-cell>
          <table:table-cell/>
          <table:table-cell office:value-type="string">
            <text:p>*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1015"/>
        </table:table-row>
        <table:table-row table:style-name="ro1">
          <table:table-cell office:value-type="string">
            <text:p>*</text:p>
          </table:table-cell>
          <table:table-cell office:value-type="string">
            <text:p>p,q,s</text:p>
          </table:table-cell>
          <table:table-cell office:value-type="string">
            <text:p>p,q,r,s</text:p>
          </table:table-cell>
          <table:table-cell office:value-type="string">
            <text:p>p,r,s</text:p>
          </table:table-cell>
          <table:table-cell/>
          <table:table-cell office:value-type="string">
            <text:p>*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table:number-columns-repeated="1015"/>
        </table:table-row>
        <table:table-row table:style-name="ro1">
          <table:table-cell office:value-type="string">
            <text:p>*</text:p>
          </table:table-cell>
          <table:table-cell office:value-type="string">
            <text:p>p,r,s</text:p>
          </table:table-cell>
          <table:table-cell office:value-type="string">
            <text:p>p,q,s</text:p>
          </table:table-cell>
          <table:table-cell office:value-type="string">
            <text:p>p,s</text:p>
          </table:table-cell>
          <table:table-cell/>
          <table:table-cell office:value-type="string">
            <text:p>*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table:number-columns-repeated="1015"/>
        </table:table-row>
        <table:table-row table:style-name="ro1">
          <table:table-cell office:value-type="string">
            <text:p>*</text:p>
          </table:table-cell>
          <table:table-cell office:value-type="string">
            <text:p>p,s</text:p>
          </table:table-cell>
          <table:table-cell office:value-type="string">
            <text:p>p,q,s</text:p>
          </table:table-cell>
          <table:table-cell office:value-type="string">
            <text:p>p,s</text:p>
          </table:table-cell>
          <table:table-cell/>
          <table:table-cell office:value-type="string">
            <text:p>*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4-18T21:54:29</meta:creation-date>
    <dc:date>2014-04-19T23:21:11</dc:date>
    <dc:creator>ska </dc:creator>
    <meta:editing-duration>P1DT1H11M22S</meta:editing-duration>
    <meta:editing-cycles>2</meta:editing-cycles>
    <meta:generator>LibreOffice/3.5$Linux_x86 LibreOffice_project/350m1$Build-2</meta:generator>
    <meta:document-statistic meta:table-count="3" meta:cell-count="148" meta:object-count="0"/>
  </office:meta>
</office:document-meta>
</file>